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7ac16" officeooo:paragraph-rsid="0007ac16"/>
    </style:style>
    <style:style style:name="P2" style:family="paragraph" style:parent-style-name="Text_20_body">
      <style:text-properties officeooo:rsid="0008c67c" officeooo:paragraph-rsid="0008c67c"/>
    </style:style>
    <style:style style:name="P3" style:family="paragraph" style:parent-style-name="Title">
      <style:text-properties officeooo:rsid="0005c771" officeooo:paragraph-rsid="0005c771"/>
    </style:style>
    <style:style style:name="P4" style:family="paragraph" style:parent-style-name="Heading_20_3">
      <style:text-properties officeooo:rsid="0007ac16" officeooo:paragraph-rsid="0007ac16"/>
    </style:style>
    <style:style style:name="P5" style:family="paragraph" style:parent-style-name="Heading_20_3">
      <style:text-properties officeooo:rsid="0008c67c" officeooo:paragraph-rsid="0008c6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lutproject webutveckling</text:p>
      <text:h text:style-name="P4" text:outline-level="3">Sitebeskrivning</text:h>
      <text:p text:style-name="P1">En sida som visar dom äventyren äventyraren Klas Klättermus har tagit del av.</text:p>
      <text:h text:style-name="Heading_20_3" text:outline-level="3"><text:bookmark text:name="user-content-utvalda-enheter-och-orientering"/>Utvalda enheter och orientering</text:h>
      <text:p text:style-name="P1">IPhone 7 375x667</text:p>
      <text:p text:style-name="P1">iPad Pro 1024x1366</text:p>
      <text:p text:style-name="P1">Stationär 1080 och uppåt</text:p>
      <text:p text:style-name="P2"/>
      <text:h text:style-name="P5" text:outline-level="3">Utvecklingsdagbok</text:h>
      <text:p text:style-name="P2">2017 - förster lektion</text:p>
      <text:p text:style-name="P2">2017-05-02</text:p>
      <text:p text:style-name="P2">organiserar struktur</text:p>
      <text:p text:style-name="P2">fixat backgrund psd och lagt in den i html med skuggning</text:p>
      <text:p text:style-name="P2">2017-05-09</text:p>
      <text:p text:style-name="P2">byggt mer på sidskelet</text:p>
      <text:p text:style-name="P2">2017-06-01</text:p>
      <text:p text:style-name="P2">fixar igång git ordentligt</text:p>
      <text:p text:style-name="P2">2017-06-2 – 2017-06-6</text:p>
      <text:p text:style-name="P2">1. fixat hela sidan</text:p>
      <text:p text:style-name="P2">2. Jag fick omimplementera min javascript för bildspel till att fungera för olika skärmstorlekar samt att uttnyttja sprites. Jag lärde mig att använda utvecklingsdagboken.</text:p>
      <text:p text:style-name="P2">3. att lämna in mitt arbet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8:26:21.811438503</meta:creation-date>
    <dc:date>2017-06-06T21:17:24.322866595</dc:date>
    <meta:editing-duration>PT2H40M52S</meta:editing-duration>
    <meta:editing-cycles>2</meta:editing-cycles>
    <meta:generator>LibreOffice/5.3.3.2$Linux_X86_64 LibreOffice_project/30m0$Build-2</meta:generator>
    <meta:document-statistic meta:table-count="0" meta:image-count="0" meta:object-count="0" meta:page-count="1" meta:paragraph-count="20" meta:word-count="95" meta:character-count="638" meta:non-whitespace-character-count="562"/>
  </office:meta>
</office:document-meta>
</file>